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2972in" table:align="left"/>
    </style:style>
    <style:style style:name="Table2.A" style:family="table-column">
      <style:table-column-properties style:column-width="0.7861in"/>
    </style:style>
    <style:style style:name="Table2.B" style:family="table-column">
      <style:table-column-properties style:column-width="5.51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2"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 style:family="paragraph" style:parent-style-name="Text_20_body" style:list-style-name="L1">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Text_20_body">
      <style:text-properties fo:font-variant="normal" fo:text-transform="none" fo:color="#000000" style:font-name="Times New Roman" fo:font-size="14pt" fo:letter-spacing="normal" fo:font-weight="normal" style:font-size-asian="14pt" style:font-size-complex="14pt"/>
    </style:style>
    <style:style style:name="P6" style:family="paragraph" style:parent-style-name="Text_20_body">
      <style:text-properties fo:font-variant="normal" fo:text-transform="none" fo:color="#000000" style:font-name="Times New Roman3" fo:font-size="14pt" fo:letter-spacing="normal" fo:font-style="normal" fo:font-weight="normal" style:font-size-asian="14pt" style:font-weight-asian="normal" style:font-size-complex="14pt" style:font-weight-complex="normal"/>
    </style:style>
    <style:style style:name="P7"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weight-asian="normal" style:font-size-complex="14pt" style:font-weight-complex="normal"/>
    </style:style>
    <style:style style:name="P8" style:family="paragraph" style:parent-style-name="Text_20_body">
      <style:text-properties fo:font-variant="normal" fo:text-transform="none" fo:color="#000000" style:font-name="Times New Roman3" fo:letter-spacing="normal" fo:font-style="normal" fo:font-weight="normal"/>
    </style:style>
    <style:style style:name="P9" style:family="paragraph" style:parent-style-name="Text_20_body">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10" style:family="paragraph" style:parent-style-name="Text_20_body">
      <style:text-properties fo:color="#000000"/>
    </style:style>
    <style:style style:name="P11" style:family="paragraph" style:parent-style-name="Text_20_body">
      <style:paragraph-properties fo:margin-left="0in" fo:margin-right="0in" fo:text-indent="0.5937in" style:auto-text-indent="false">
        <style:tab-stops>
          <style:tab-stop style:position="0.8752in"/>
        </style:tab-stops>
      </style:paragraph-properties>
      <style:text-properties fo:color="#000000"/>
    </style:style>
    <style:style style:name="P12" style:family="paragraph" style:parent-style-name="Text_20_body" style:list-style-name="L2">
      <style:paragraph-properties fo:margin-left="0in" fo:margin-right="0in" fo:text-indent="0.5937in" style:auto-text-indent="false">
        <style:tab-stops>
          <style:tab-stop style:position="0.8752in"/>
        </style:tab-stops>
      </style:paragraph-properties>
      <style:text-properties fo:color="#000000"/>
    </style:style>
    <style:style style:name="P13" style:family="paragraph" style:parent-style-name="Text_20_body">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14"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5" style:family="paragraph" style:parent-style-name="Text_20_body">
      <style:paragraph-properties fo:margin-left="0in" fo:margin-right="0in" fo:text-align="center" style:justify-single-word="false" fo:text-indent="0in" style:auto-text-indent="false">
        <style:tab-stops>
          <style:tab-stop style:position="0.8752in"/>
        </style:tab-stops>
      </style:paragraph-properties>
      <style:text-properties fo:color="#000000" fo:font-size="14pt" style:font-size-asian="10.5pt"/>
    </style:style>
    <style:style style:name="P16"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color="#000000" fo:font-size="14pt" style:font-size-asian="14pt" style:font-size-complex="14pt"/>
    </style:style>
    <style:style style:name="P17" style:family="paragraph" style:parent-style-name="Text_20_body">
      <style:paragraph-properties fo:margin-left="0in" fo:margin-right="0in" fo:text-indent="-0.0102in" style:auto-text-indent="false">
        <style:tab-stops>
          <style:tab-stop style:position="0.0102in"/>
        </style:tab-stops>
      </style:paragraph-properties>
      <style:text-properties fo:color="#000000"/>
    </style:style>
    <style:style style:name="P18" style:family="paragraph" style:parent-style-name="Text_20_body">
      <style:paragraph-properties fo:margin-left="0in" fo:margin-right="0in" fo:text-indent="0.6043in" style:auto-text-indent="false">
        <style:tab-stops>
          <style:tab-stop style:position="0.0102in"/>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19" style:family="paragraph" style:parent-style-name="Text_20_body">
      <style:paragraph-properties fo:margin-left="0in" fo:margin-right="0in" fo:text-indent="0.6043in" style:auto-text-indent="false">
        <style:tab-stops>
          <style:tab-stop style:position="0.0102in"/>
        </style:tab-stops>
      </style:paragraph-properties>
      <style:text-properties fo:color="#000000"/>
    </style:style>
    <style:style style:name="P20" style:family="paragraph" style:parent-style-name="Text_20_body">
      <style:paragraph-properties fo:margin-left="0in" fo:margin-right="0in" fo:text-align="justify" style:justify-single-word="false" fo:text-indent="0.2654in" style:auto-text-indent="false">
        <style:tab-stops>
          <style:tab-stop style:position="0.8752in"/>
        </style:tab-stops>
      </style:paragraph-properties>
      <style:text-properties fo:color="#000000" fo:font-size="14pt" style:font-size-asian="14pt" style:font-size-complex="14pt"/>
    </style:style>
    <style:style style:name="P21" style:family="paragraph" style:parent-style-name="Text_20_body">
      <style:paragraph-properties fo:break-before="page"/>
      <style:text-properties fo:color="#000000"/>
    </style:style>
    <style:style style:name="P22" style:family="paragraph" style:parent-style-name="Heading_20_2">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3" style:family="paragraph" style:parent-style-name="Heading_20_2">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24" style:family="paragraph" style:parent-style-name="Heading_20_2">
      <style:text-properties fo:font-variant="normal" fo:text-transform="none" fo:color="#000000" style:font-name="Times New Roman3" fo:font-size="14pt" fo:letter-spacing="normal" fo:font-style="normal" fo:font-weight="bold" style:font-size-asian="14pt" style:font-weight-asian="bold" style:font-size-complex="14pt" style:font-weight-complex="bold"/>
    </style:style>
    <style:style style:name="P25" style:family="paragraph" style:parent-style-name="Heading_20_2">
      <style:text-properties fo:color="#000000"/>
    </style:style>
    <style:style style:name="P26" style:family="paragraph" style:parent-style-name="Heading_20_1">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style:font-name="Times New Roman" fo:font-size="14pt" fo:letter-spacing="normal" fo:font-style="normal" fo:font-weight="normal" style:font-size-asian="14pt" style:font-size-complex="14pt"/>
    </style:style>
    <style:style style:name="T4" style:family="text">
      <style:text-properties fo:font-variant="normal" fo:text-transform="none" style:font-name="Times New Roman" fo:font-size="14pt" fo:letter-spacing="normal" fo:font-style="normal" fo:font-weight="normal" style:font-size-asian="12.25pt" style:font-size-complex="14pt"/>
    </style:style>
    <style:style style:name="T5"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6"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7"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8" style:family="text">
      <style:text-properties fo:font-variant="normal" fo:text-transform="none" style:font-name="Times New Roman" fo:font-size="14pt" fo:letter-spacing="normal" fo:font-weight="bold" style:font-size-asian="14pt" style:font-size-complex="14pt"/>
    </style:style>
    <style:style style:name="T9"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10" style:family="text">
      <style:text-properties fo:font-variant="normal" fo:text-transform="none" style:font-name="Times New Roman" fo:font-size="14pt" fo:letter-spacing="normal" fo:font-weight="normal" style:font-size-asian="14pt" style:font-size-complex="14pt"/>
    </style:style>
    <style:style style:name="T11" style:family="text">
      <style:text-properties fo:font-variant="normal" fo:text-transform="none" style:font-name="Times New Roman" fo:letter-spacing="normal" fo:font-style="normal" fo:font-weight="normal"/>
    </style:style>
    <style:style style:name="T12"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3"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4"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5" style:family="text">
      <style:text-properties fo:font-variant="normal" fo:text-transform="none" style:font-name="Times New Roman3" fo:letter-spacing="normal" fo:font-style="normal" fo:font-weight="normal"/>
    </style:style>
    <style:style style:name="T16" style:family="text">
      <style:text-properties fo:font-variant="normal" fo:text-transform="none" style:font-name="Times New Roman3" fo:letter-spacing="normal" fo:font-style="normal" fo:font-weight="normal" style:font-style-asian="normal" style:font-style-complex="normal"/>
    </style:style>
    <style:style style:name="T17" style:family="text">
      <style:text-properties fo:font-variant="normal" fo:text-transform="none" style:font-name="Times New Roman3" fo:letter-spacing="normal" fo:font-style="italic" fo:font-weight="normal"/>
    </style:style>
    <style:style style:name="T18" style:family="text">
      <style:text-properties fo:font-variant="normal" fo:text-transform="none" style:font-name="Times New Roman3" fo:letter-spacing="normal" fo:font-style="italic" fo:font-weight="normal"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style:font-style-asian="normal" style:font-style-complex="normal"/>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Введение </text:h>
      <text:p text:style-name="P10"><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10"><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10">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2">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2"/>
      <text:p text:style-name="P2">Цели и задачи:</text:p>
      <text:list xml:id="list630915778" text:style-name="L1">
        <text:list-item>
          <text:p text:style-name="P3">Проверить возможность применения методов машинного обучения для классификации текста в системе УДК.</text:p>
        </text:list-item>
        <text:list-item>
          <text:p text:style-name="P3">Разработать эффективный подход.</text:p>
        </text:list-item>
      </text:list>
      <text:p text:style-name="P10"/>
      <text:p text:style-name="P10"/>
      <text:p text:style-name="P10"/>
      <text:p text:style-name="P10"/>
      <text:h text:style-name="P26" text:outline-level="1"><text:soft-page-break/>Теоретическая часть</text:h>
      <text:h text:style-name="P22" text:outline-level="2">Постановка задачи классификации</text:h>
      <text:p text:style-name="P10"><text:span text:style-name="T3">Имеется множество описаний </text:span><text:span text:style-name="T12">объектов </text:span><text:span text:style-name="T14">X</text:span><text:span text:style-name="T12">, </text:span><text:span text:style-name="T14">Y — </text:span><text:span text:style-name="T12">множество номеров или наименований классов. Помимо этого существует неизвестная целевая функция</text:span><text:span text:style-name="T12"><draw:frame draw:style-name="fr1" draw:name="Object3" text:anchor-type="as-char" svg:y="-0.1728in" svg:width="0.8028in" svg:height="0.2154in" draw:z-index="2"><draw:object xlink:href="./Object 3" xlink:type="simple" xlink:show="embed" xlink:actuate="onLoad"/><draw:image xlink:href="./ObjectReplacements/Object 3" xlink:type="simple" xlink:show="embed" xlink:actuate="onLoad"/></draw:frame></text:span><text:span text:style-name="T12">Задано конечное множество описаний объектов </text:span><text:span text:style-name="T12"><draw:frame draw:style-name="fr2" draw:name="Object4" text:anchor-type="as-char" svg:y="-0.2008in" svg:width="0.422in" svg:height="0.2425in" draw:z-index="3"><draw:object xlink:href="./Object 4" xlink:type="simple" xlink:show="embed" xlink:actuate="onLoad"/><draw:image xlink:href="./ObjectReplacements/Object 4" xlink:type="simple" xlink:show="embed" xlink:actuate="onLoad"/></draw:frame></text:span><text:span text:style-name="T12">для которых известно значение функции </text:span><text:span text:style-name="T14">y</text:span><text:span text:style-name="T12">, называемое обучающей выборкой.</text:span><text:span text:style-name="T14"> </text:span><text:span text:style-name="T12">Требуется построить максимально близкое к </text:span><text:span text:style-name="T14">y</text:span><text:span text:style-name="T12"> отображение </text:span><text:span text:style-name="T12"><draw:frame draw:style-name="fr2" draw:name="Object5" text:anchor-type="as-char" svg:y="-0.1728in" svg:width="0.8508in" svg:height="0.2154in" draw:z-index="5"><draw:object xlink:href="./Object 5" xlink:type="simple" xlink:show="embed" xlink:actuate="onLoad"/><draw:image xlink:href="./ObjectReplacements/Object 5" xlink:type="simple" xlink:show="embed" xlink:actuate="onLoad"/></draw:frame></text:span><text:span text:style-name="T12">способное классифицировать любой объект </text:span><text:span text:style-name="T12"><draw:frame draw:style-name="fr2" draw:name="Object6" text:anchor-type="as-char" svg:y="-0.1728in" svg:width="0.5311in" svg:height="0.2154in" draw:z-index="7"><draw:object xlink:href="./Object 6" xlink:type="simple" xlink:show="embed" xlink:actuate="onLoad"/><draw:image xlink:href="./ObjectReplacements/Object 6" xlink:type="simple" xlink:show="embed" xlink:actuate="onLoad"/></draw:frame></text:span></text:p>
      <text:p text:style-name="P10">В задаче классификации документов <text:span text:style-name="T22">X </text:span><text:span text:style-name="T19">— множество описаний документов, </text:span><text:span text:style-name="T22">Y</text:span><text:span text:style-name="T19"> — множество категорий.</text:span></text:p>
      <text:h text:style-name="P25" text:outline-level="2">Формализация текста</text:h>
      <text:p text:style-name="P10">Первый этап в решении задачи классификации — выявление информативных признаков, на основе которых можно получить математическое описание объекта. В данной работе используется весовой вектор слов. Каждому слову сопоставляется вес, определяющийся по формуле, зависящей от частоты употребления слова в данном документе и частоты употребления слова в других документах</text:p>
      <text:p text:style-name="P10">Задача подсчёта частоты употребления в документе слов русского языка содержит свои сложности. Слова используются в разных формах: меняется окончание, суффиксы, склонения и проч. Для того, чтобы избежать повторения одних и тех же слов в разном виде, применяется стемматизация.</text:p>
      <text:p text:style-name="P10">Стемминг — <text:span text:style-name="T3">это процесс нахождения </text:span><text:span text:style-name="T13">основы слова </text:span><text:span text:style-name="T3">для заданного исходного слова. Здесь под основой понимается не только и не столько корень слова, сколько общая часть. Алгоритмы стемматизации представляют собой давнюю проблему в области </text:span><text:span text:style-name="T13">компьютерных наук и часто используются в поисковых системах. </text:span></text:p>
      <text:p text:style-name="P9">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text:soft-page-break/>решения, позволяющее более гибко обрабатывать текст.</text:p>
      <text:p text:style-name="P9">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9">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10">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p text:style-name="P10">В рамках поставленной задачи необходимо решить вопрос автоматического определения важности того или иного слова в контексте классификации по УДК. Для этого применяется статистическая мера <text:span text:style-name="T20">TF-IDF</text:span> (<text:span text:style-name="T6">TF</text:span><text:span text:style-name="T7">— term frequency, </text:span><text:span text:style-name="T6">IDF </text:span><text:span text:style-name="T7">— inverse document frequency</text:span>). </text:p>
      <text:p text:style-name="P10">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10"><text:span text:style-name="T2">TF</text:span> — это относительная частота употребления слова, то есть <text:s/>отношение числа вхождений конкретного слова в документе к числу слов в документе. </text:p>
      <text:p text:style-name="P10"><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10"><draw:frame draw:style-name="fr2" draw:name="Object1" text:anchor-type="as-char" svg:y="-0.2937in" svg:width="1.561in" svg:height="0.4965in" draw:z-index="16"><draw:object xlink:href="./Object 1" xlink:type="simple" xlink:show="embed" xlink:actuate="onLoad"/><draw:image xlink:href="./ObjectReplacements/Object 1" xlink:type="simple" xlink:show="embed" xlink:actuate="onLoad"/></draw:frame>, <text:span text:style-name="T4">где</text:span></text:p>
      <text:p text:style-name="P14"><text:soft-page-break/><text:s/>|D| <text:s/>— число документов в коллекции,</text:p>
      <text:p text:style-name="P17"><text:span text:style-name="T4"><draw:frame draw:style-name="fr3" draw:name="Object2" text:anchor-type="as-char" svg:y="-0.1728in" svg:width="0.6335in" svg:height="0.2445in" draw:z-index="0"><draw:object xlink:href="./Object 2" xlink:type="simple" xlink:show="embed" xlink:actuate="onLoad"/><draw:image xlink:href="./ObjectReplacements/Object 2" xlink:type="simple" xlink:show="embed" xlink:actuate="onLoad"/></draw:frame></text:span><text:span text:style-name="T4"> — число документов, к которых встречается слово </text:span><text:span text:style-name="T4"><draw:frame draw:style-name="fr2" draw:name="Object7" text:anchor-type="as-char" svg:y="-0.1728in" svg:width="0.2543in" svg:height="0.2437in" draw:z-index="4"><draw:object xlink:href="./Object 7" xlink:type="simple" xlink:show="embed" xlink:actuate="onLoad"/><draw:image xlink:href="./ObjectReplacements/Object 7" xlink:type="simple" xlink:show="embed" xlink:actuate="onLoad"/></draw:frame></text:span></text:p>
      <text:p text:style-name="P18">Очевидно, что последний параметр никогда не равен 0, так как каждое слово встречается как минимум в одном документе. </text:p>
      <text:p text:style-name="P18">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19"><text:span text:style-name="T4">Таким образом мера </text:span><text:span text:style-name="T5">TF-TDF</text:span><text:span text:style-name="T4">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23" text:outline-level="2">Описание категорий</text:h>
      <text:p text:style-name="P10">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тов и организации картотек. </text:p>
      <text:p text:style-name="P10">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10">Помимо этого УДК описывает набор правил комбинирования <text:soft-page-break/>различных разделов, для более точного определения содержимого документа.</text:p>
      <text:p text:style-name="P10">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10">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10">Последующая детализация идет за счет удлинения индексов.</text:p>
      <text:p text:style-name="P10">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5">Приведение квадратичных форм</text:span>" 620.193.4 складывается следующим образом:</text:p>
      <text:p text:style-name="P10">5 <text:span text:style-name="T11">Общие вопросы математических и естественных наук</text:span></text:p>
      <text:p text:style-name="P10">51 Математика</text:p>
      <text:p text:style-name="P10">511 Теория чисел</text:p>
      <text:p text:style-name="P10">511.5 Диофантовы уравнения. Теория форм.</text:p>
      <text:p text:style-name="P10">517.55 <text:span text:style-name="T15">Теория квадратичных (билинейных) форм.</text:span></text:p>
      <text:p text:style-name="P10"><text:span text:style-name="T15">511.558</text:span> <text:span text:style-name="T15">Геометрия квадратичных форм.</text:span></text:p>
      <text:p text:style-name="P8">511.558.2 Приведение квадратичных форм.</text:p>
      <text:h text:style-name="P25" text:outline-level="2">Способы классификации</text:h>
      <text:p text:style-name="P10">Традиционно выделяют три подхода классификации документов.</text:p>
      <text:list xml:id="list74741862" text:style-name="L2">
        <text:list-item>
          <text:list>
            <text:list-item>
              <text:list>
                <text:list-item>
                  <text:p text:style-name="P12">Ручная классификация. Так зачастую в обычных библиотеках книги разбиваются по тематическим рубрикам библиотекарями вручную. <text:soft-page-break/>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12">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12">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11">В данной работе рассматриваются лишь машинные методы обучения. </text:p>
      <text:h text:style-name="P25" text:outline-level="2">Нейронная сеть</text:h>
      <text:p text:style-name="P11">Нейронные сети отлично зарекомендавали себя в решении задач распознавания образов. Нейронные сети обладают свойством обучаемости, они самосовершенствуются в результате попыток создать лучшую модель поведения. </text:p>
      <text:p text:style-name="P11">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о этого, он доказал, что персептрон может быть обучен всему, что он может реализовывать.</text:p>
      <text:p text:style-name="P11"><text:soft-page-break/>Итак, персептроном называется устройство, вычисляющее следующую систему функций:</text:p>
      <text:p text:style-name="P11"><draw:frame draw:style-name="fr2" draw:name="Object8" text:anchor-type="as-char" svg:y="-0.3272in" svg:width="1.4217in" svg:height="0.5236in" draw:z-index="1"><draw:object xlink:href="./Object 8" xlink:type="simple" xlink:show="embed" xlink:actuate="onLoad"/><draw:image xlink:href="./ObjectReplacements/Object 8" xlink:type="simple" xlink:show="embed" xlink:actuate="onLoad"/></draw:frame></text:p>
      <text:p text:style-name="P11">где <draw:frame draw:style-name="fr2" draw:name="Object9" text:anchor-type="as-char" svg:y="-0.1134in" svg:width="0.2807in" svg:height="0.1937in" draw:z-index="6"><draw:object xlink:href="./Object 9" xlink:type="simple" xlink:show="embed" xlink:actuate="onLoad"/><draw:image xlink:href="./ObjectReplacements/Object 9" xlink:type="simple" xlink:show="embed" xlink:actuate="onLoad"/></draw:frame>— веса персептрона, <draw:frame draw:style-name="fr2" draw:name="Object10" text:anchor-type="as-char" svg:y="-0.1591in" svg:width="0.1992in" svg:height="0.1807in" draw:z-index="8"><draw:object xlink:href="./Object 10" xlink:type="simple" xlink:show="embed" xlink:actuate="onLoad"/><draw:image xlink:href="./ObjectReplacements/Object 10" xlink:type="simple" xlink:show="embed" xlink:actuate="onLoad"/></draw:frame>— порог, <draw:frame draw:style-name="fr2" draw:name="Object11" text:anchor-type="as-char" svg:y="-0.1728in" svg:width="0.228in" svg:height="0.2437in" draw:z-index="9"><draw:object xlink:href="./Object 11" xlink:type="simple" xlink:show="embed" xlink:actuate="onLoad"/><draw:image xlink:href="./ObjectReplacements/Object 11" xlink:type="simple" xlink:show="embed" xlink:actuate="onLoad"/></draw:frame>— значения входных сигналов.</text:p>
      <text:p text:style-name="P11">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етльно уменьшающей ошибку в выходных векторах обучающей выборки.</text:p>
      <text:p text:style-name="P11">Алгоритм состоит из пяти шагов:</text:p>
      <table:table table:name="Table2" table:style-name="Table2">
        <table:table-column table:style-name="Table2.A"/>
        <table:table-column table:style-name="Table2.B"/>
        <table:table-row>
          <table:table-cell table:style-name="Table2.A1" office:value-type="string">
            <text:p text:style-name="P15">Шаг 0</text:p>
          </table:table-cell>
          <table:table-cell table:style-name="Table2.B1" office:value-type="string">
            <text:p text:style-name="P20">Случайным образом выбираются начальные значения весов всех нейронов.</text:p>
          </table:table-cell>
        </table:table-row>
        <table:table-row>
          <table:table-cell table:style-name="Table2.A2" office:value-type="string">
            <text:p text:style-name="P15">Шаг 1</text:p>
          </table:table-cell>
          <table:table-cell table:style-name="Table2.B2" office:value-type="string">
            <text:p text:style-name="P13">На вход сети подаётся образ <draw:frame draw:style-name="fr2" draw:name="Object12" text:anchor-type="as-char" svg:y="-0.1736in" svg:width="0.3465in" svg:height="0.2161in" draw:z-index="10"><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2" draw:name="Object13" text:anchor-type="as-char" svg:y="-0.1728in" svg:width="0.2756in" svg:height="0.2154in" draw:z-index="11"><draw:object xlink:href="./Object 13" xlink:type="simple" xlink:show="embed" xlink:actuate="onLoad"/><draw:image xlink:href="./ObjectReplacements/Object 13" xlink:type="simple" xlink:show="embed" xlink:actuate="onLoad"/><svg:desc>formula</svg:desc></draw:frame>отличный от требуемого <draw:frame draw:style-name="fr2" draw:name="Object14" text:anchor-type="as-char" svg:y="-0.1728in" svg:width="0.3437in" svg:height="0.2154in" draw:z-index="12"><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5">Шаг 2</text:p>
          </table:table-cell>
          <table:table-cell table:style-name="Table2.B2" office:value-type="string">
            <text:p text:style-name="P13">Вычисляется вектор ошибки <draw:frame draw:style-name="fr2" draw:name="Object15" text:anchor-type="as-char" svg:y="-0.1728in" svg:width="1.1201in" svg:height="0.2244in" draw:z-index="1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5">Шаг 3</text:p>
          </table:table-cell>
          <table:table-cell table:style-name="Table2.B2" office:value-type="string">
            <text:p text:style-name="P1">Вектор весов модифицируется по формуле:</text:p>
            <text:p text:style-name="P16"><draw:frame draw:style-name="fr2" draw:name="Object16" text:anchor-type="as-char" svg:y="-0.2008in" svg:width="2.4799in" svg:height="0.2563in" draw:z-index="14"><draw:object xlink:href="./Object 16" xlink:type="simple" xlink:show="embed" xlink:actuate="onLoad"/><draw:image xlink:href="./ObjectReplacements/Object 16" xlink:type="simple" xlink:show="embed" xlink:actuate="onLoad"/><svg:desc>formula</svg:desc></draw:frame>здесь <draw:frame draw:style-name="fr2" draw:name="Object17" text:anchor-type="as-char" svg:y="-0.1728in" svg:width="0.661in" svg:height="0.2217in" draw:z-index="15"><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5">Шаг 4</text:p>
          </table:table-cell>
          <table:table-cell table:style-name="Table2.B2" office:value-type="string">
            <text:p text:style-name="P13">Шаги 1—3 повторяются для всех обучающих векторов. Обучение завершается, когда либо итерации сойдётся, то есть вектор весов перестанет изменяться, либо абсолютная ошибка просуммированная по всем векторам станет меньше некоторого малого значения.</text:p>
          </table:table-cell>
        </table:table-row>
      </table:table>
      <text:p text:style-name="P11">Остаётся вопрос сходимости процедуры обучения. Ответ на него получается из следующих теорем.</text:p>
      <text:p text:style-name="P10"><text:bookmark text:name="id_42"/><text:span text:style-name="T1">Теорема о сходимости </text:span><text:span text:style-name="T20">персептрона.</text:span> Если существует вектор параметров, при котором <text:span text:style-name="T19">персептрон</text:span><text:span text:style-name="T21"> </text:span>правильно решает все примеры обучающей выборки, то при обучении <text:span text:style-name="T19">персептрона</text:span><text:span text:style-name="T21"> </text:span>по вышеописанному алгоритму решение будет найдено за конечное число шагов.</text:p>
      <text:p text:style-name="P10"><text:bookmark text:name="id_44"/><text:span text:style-name="T8">Теорема о "зацикливании" </text:span><text:span text:style-name="T9">персептрона</text:span><text:span text:style-name="T10">. Если не существует </text:span><text:soft-page-break/><text:span text:style-name="T10">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5">Из этих утверждений следует, что процедура обучения персептрона за конечное время либо обучает персептроню, либо даёт ответ, что персептрон поставленной задаче обучиться не может.</text:p>
      <text:p text:style-name="P4">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p>
      <text:p text:style-name="P4">Эта проблема решается следующей теоремой.</text:p>
      <text:p text:style-name="P10"><text:bookmark text:name="id_90"/><text:span text:style-name="T1">Теорема о двуслойности </text:span><text:span text:style-name="T20">персептрона</text:span>. Любой многослойный <text:span text:style-name="T19">персептрон</text:span><text:span text:style-name="T21"> </text:span>может быть представлен в виде двуслойного <text:span text:style-name="T19">персептрона</text:span><text:span text:style-name="T21"> </text:span>с необучаемыми весами первого слоя.</text:p>
      <text:p text:style-name="P10"><text:span text:style-name="T15">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16">правильные</text:span><text:span text:style-name="T17"> </text:span><text:span text:style-name="T15">значения </text:span><text:span text:style-name="T18">y</text:span><text:span text:style-name="T15">. В многослойной сети эти правильные значения имеются только для нейронов </text:span><text:span text:style-name="T16">выходного </text:span><text:span text:style-name="T15">слоя. Требуемые значения выходов для нейронов скрытых слоев неизвестны, что и ограничивает применение метода Розенблатта.</text:span></text:p>
      <text:h text:style-name="P24" text:outline-level="2">Метод опорных векторов</text:h>
      <text:p text:style-name="P7">В методе опорных векторов входными данными являются координаты в <text:span text:style-name="T22">n</text:span>-мерном пространстве, то есть, по сути векторы. Ставится задача разделения точек по классам. Необходимо разделить точки гиперплоскостью размерности <text:span text:style-name="T22">n-1. </text:span><text:span text:style-name="T23">Таким образом метод опорных векторов относится к семейству линейных классификаторов. </text:span></text:p>
      <text:p text:style-name="P6"/>
      <text:p text:style-name="P6"/>
      <text:p text:style-name="P21"><text:span text:style-name="T10">П</text:span>рактика</text:p>
      <text:p text:style-name="P10"/>
      <text:p text:style-name="P21">Выво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in" fo:line-height="150%" fo:text-align="justify" style:justify-single-word="false" fo:text-indent="0.5902in"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150%" fo:text-indent="0.5902in"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in" fo:line-height="150%" fo:text-indent="0.5902in" style:auto-text-indent="false" style:page-number="auto"/>
      <style:text-properties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7874in" fo:margin-left="1.378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5-30T19:42:41</dc:date>
    <meta:editing-duration>PT4H35M32S</meta:editing-duration>
    <meta:editing-cycles>9</meta:editing-cycles>
    <meta:generator>LibreOffice/3.5$Linux_X86_64 LibreOffice_project/350m1$Build-2</meta:generator>
    <dc:creator>Maxim </dc:creator>
    <meta:document-statistic meta:table-count="1" meta:image-count="0" meta:object-count="17" meta:page-count="10" meta:paragraph-count="82" meta:word-count="1621" meta:character-count="11404" meta:non-whitespace-character-count="11035"/>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4/content.xml><?xml version="1.0" encoding="utf-8"?>
<math xmlns="http://www.w3.org/1998/Math/MathML">
  <semantics>
    <mrow>
      <msup>
        <mi>X</mi>
        <mrow>
          <mi>m</mi>
        </mrow>
      </msup>
      <mi>,</mi>
    </mrow>
    <annotation encoding="StarMath 5.0">X^{m},</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